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onsolas" svg:font-family="Consolas" style:font-family-generic="modern" style:font-pitch="fixed"/>
    <style:font-face style:name="Franklin Gothic Medium" svg:font-family="'Franklin Gothic Medium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Blue_20_Touch" draw:gradient-step-count="0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6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draw:shadow="hidden" loext:decorative="false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595959" draw:shadow="hidden" loext:decorative="false"/>
    </style:style>
    <style:style style:name="gr10" style:family="graphic" style:parent-style-name="standard">
      <style:graphic-properties draw:stroke="none" draw:fill="none" draw:textarea-vertical-align="bottom" fo:min-height="0.899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2" style:family="graphic" style:parent-style-name="standard">
      <style:graphic-properties draw:stroke="dash" draw:stroke-dash="Dash_5f_1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draw:stroke="dash" draw:stroke-dash="Dash_5f_2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solid" svg:stroke-width="0.026cm" svg:stroke-color="#000000" draw:marker-end="Marker_5f_1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6" style:family="graphic" style:parent-style-name="standard">
      <style:graphic-properties draw:stroke="dash" draw:stroke-dash="Dash_5f_1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solid" svg:stroke-width="0.026cm" svg:stroke-color="#000000" draw:marker-end="Marker_5f_2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8" style:family="graphic" style:parent-style-name="standard">
      <style:graphic-properties draw:stroke="solid" svg:stroke-width="0cm" draw:fill="solid" draw:fill-color="#dedce6" draw:textarea-vertical-align="middle" fo:min-height="4.333cm" fo:min-width="2.54cm" fo:padding-top="0.141cm" fo:padding-bottom="0.141cm" fo:padding-left="0.141cm" fo:padding-right="0.141cm" draw:shadow="hidden" loext:glow-radius="0.071cm" loext:softedge-radius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595959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style:font-name="Gadugi" fo:font-size="35pt" fo:letter-spacing="0.106cm" style:font-size-asian="32pt" style:font-size-complex="32pt"/>
    </style:style>
    <style:style style:name="P7" style:family="paragraph">
      <loext:graphic-properties draw:fill="solid" draw:fill-color="#dedce6"/>
      <style:paragraph-properties fo:margin-left="0cm" fo:margin-right="0cm" fo:margin-top="0cm" fo:margin-bottom="0cm" fo:line-height="120%" fo:text-align="center" fo:text-indent="0cm"/>
      <style:text-properties style:font-name="Gadugi" fo:font-size="35pt" fo:letter-spacing="0.106cm" style:font-size-asian="32pt" style:font-size-complex="32pt"/>
    </style:style>
    <style:style style:name="T1" style:family="text">
      <style:text-properties fo:color="#4d1e1a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loext:opacity="100%" style:font-name="Lucida Sans Unicode" fo:font-size="10pt" style:font-name-asian="Lucida Sans Unicode" style:font-size-asian="10pt" style:font-name-complex="Lucida Sans Unicode" style:font-size-complex="10pt"/>
    </style:style>
    <style:style style:name="T3" style:family="text">
      <style:text-properties fo:color="#000000" loext:opacity="100%" style:font-name="Gadugi" fo:letter-spacing="0.106cm" fo:font-weight="bold" style:font-name-asian="Calibri" style:font-size-asian="32pt" style:font-weight-asian="bold" style:font-name-complex="Calibr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ath draw:style-name="gr2" draw:text-style-name="P1" draw:layer="layout" svg:width="9.8cm" svg:height="7.749cm" svg:x="1.1cm" svg:y="16cm" svg:viewBox="0 0 9801 7750" svg:d="M979 7750h7842 1c172 0 341-51 489-147 149-97 273-236 359-403 86-166 131-356 131-549v-2-5550c0-193-45-383-131-549-86-167-210-306-359-403-148-96-317-147-489-147-1 0-1 0-1 0h-7842c-172 0-341 51-489 147-149 97-273 236-359 403-86 166-131 356-131 549v5550 2c0 193 45 383 131 549 86 167 210 306 359 403 148 96 317 147 489 147z">
            <text:p/>
          </draw:path>
          <draw:path draw:style-name="gr3" draw:text-style-name="P2" draw:layer="layout" svg:width="9.8cm" svg:height="7.749cm" svg:x="1.1cm" svg:y="16cm" svg:viewBox="0 0 9801 7750" svg:d="M979 7750h7842 1c172 0 341-51 489-147 149-97 273-236 359-403 86-166 131-356 131-549v-2-5550c0-193-45-383-131-549-86-167-210-306-359-403-148-96-317-147-489-147-1 0-1 0-1 0h-7842c-172 0-341 51-489 147-149 97-273 236-359 403-86 166-131 356-131 549v5550 2c0 193 45 383 131 549 86 167 210 306 359 403 148 96 317 147 489 147z">
            <text:p/>
          </draw:path>
        </draw:g>
        <draw:g draw:style-name="gr4">
          <draw:g draw:style-name="gr1">
            <draw:path draw:style-name="gr2" draw:text-style-name="P1" draw:layer="layout" svg:width="0.661cm" svg:height="1.377cm" svg:x="2.25cm" svg:y="12.922cm" svg:viewBox="0 0 662 1378" svg:d="M535 417h-408c-30 0-57 9-78 26-15 11-28 26-36 43-9 16-13 35-13 55v473h111v364h435v-364h116v-473c0-29-10-55-27-76-12-15-27-27-44-35-17-9-36-13-56-13zM521 183c0 32-9 64-26 92-16 28-40 51-69 67s-62 24-96 24c-33 0-66-8-95-24s-53-39-69-67c-17-28-26-60-26-92s9-64 26-91c16-28 40-51 69-67 29-17 62-25 95-25 34 0 67 8 96 25 29 16 53 39 69 67 17 27 26 59 26 91z">
              <text:p/>
            </draw:path>
            <draw:path draw:style-name="gr5" draw:text-style-name="P2" draw:layer="layout" svg:width="0.661cm" svg:height="1.377cm" svg:x="2.25cm" svg:y="12.922cm" svg:viewBox="0 0 662 1378" svg:d="M535 417h-408c-30 0-57 9-78 26-15 11-28 26-36 43-9 16-13 35-13 55v473h111v364h435v-364h116v-473c0-29-10-55-27-76-12-15-27-27-44-35-17-9-36-13-56-13zM330 1378v-291M111 1014v-252M546 1014v-252M521 183c0 32-9 64-26 92-16 28-40 51-69 67s-62 24-96 24c-33 0-66-8-95-24s-53-39-69-67c-17-28-26-60-26-92s9-64 26-91c16-28 40-51 69-67 29-17 62-25 95-25 34 0 67 8 96 25 29 16 53 39 69 67 17 27 26 59 26 91z">
              <text:p/>
            </draw:path>
          </draw:g>
          <draw:frame draw:style-name="gr6" draw:text-style-name="P2" draw:layer="layout" svg:width="1.653cm" svg:height="1.129cm" svg:x="1.754cm" svg:y="14.3cm">
            <draw:text-box>
              <text:p text:style-name="P3"><text:span text:style-name="T1">Project Manager</text:span></text:p>
            </draw:text-box>
          </draw:frame>
        </draw:g>
        <draw:g draw:style-name="gr1">
          <draw:path draw:style-name="gr7" draw:text-style-name="P4" draw:layer="layout" svg:width="1.634cm" svg:height="0.241cm" svg:x="5.25cm" svg:y="10.522cm" svg:viewBox="0 0 1635 242" svg:d="M252 121c0 21-6 42-17 60-11 19-27 34-46 45-19 10-41 16-63 16s-44-6-63-16c-19-11-35-26-46-45-11-18-17-39-17-60s6-42 17-61c11-18 27-33 46-44 19-10 41-16 63-16s44 6 63 16c19 11 35 26 46 44 11 19 17 40 17 61zM528 121c0 21-6 42-17 60-11 19-27 34-46 45-19 10-41 16-63 16s-44-6-63-16c-19-11-35-26-46-45-11-18-17-39-17-60s6-42 17-61c11-18 27-33 46-44 19-10 41-16 63-16s44 6 63 16c19 11 35 26 46 44 11 19 17 40 17 61zM805 121c0 21-5 42-16 60-11 19-27 34-47 45-19 10-40 16-63 16-22 0-43-6-63-16-19-11-35-26-46-45-11-18-17-39-17-60s6-42 17-61c11-18 27-33 46-44 20-10 41-16 63-16 23 0 44 6 63 16 20 11 36 26 47 44 11 19 16 40 16 61zM1082 121c0 21-6 42-17 60-11 19-27 34-46 45-20 10-41 16-63 16-23 0-44-6-63-16-20-11-36-26-47-45-11-18-16-39-16-60s5-42 16-61c11-18 27-33 47-44 19-10 40-16 63-16 22 0 43 6 63 16 19 11 35 26 46 44 11 19 17 40 17 61zM1359 121c0 21-6 42-17 60-11 19-27 34-46 45-19 10-41 16-63 16s-44-6-63-16c-19-11-35-26-46-45-11-18-17-39-17-60s6-42 17-61c11-18 27-33 46-44 19-10 40-16 62-16h1c22 0 44 6 63 16 19 11 35 26 46 44 11 19 17 40 17 61zM1635 121c0 21-6 42-17 60-11 19-27 34-46 45-19 10-41 16-63 16s-44-6-63-16c-19-11-35-26-46-45-11-18-17-39-17-60s6-42 17-61c11-18 27-33 46-44 19-10 41-16 63-16s44 6 63 16c19 11 35 26 46 44 11 19 17 40 17 61z">
            <text:p/>
          </draw:path>
          <draw:path draw:style-name="gr5" draw:text-style-name="P2" draw:layer="layout" svg:width="1.634cm" svg:height="0.357cm" svg:x="5.25cm" svg:y="10.405cm" svg:viewBox="0 0 1635 358" svg:d="M252 239c0 20-6 41-17 59s-27 33-46 44c-19 10-41 16-63 16s-44-6-63-16c-19-11-35-26-46-44s-17-39-17-60 6-42 17-61c11-18 27-33 46-44 19-10 41-16 63-16s44 6 63 16c19 11 35 26 46 44 11 19 17 40 17 61zM528 239c0 20-6 41-17 59s-27 33-46 44c-19 10-41 16-63 16s-44-6-63-16c-19-11-35-26-46-44s-17-39-17-60 6-42 17-61c11-18 27-33 46-44 19-10 41-16 63-16s44 6 63 16c19 11 35 26 46 44 12 19 17 40 17 61zM805 239c0 20-6 41-16 59-11 18-27 33-47 44-19 10-40 16-63 16-22 0-43-6-63-16-19-11-35-26-46-44s-17-39-17-60 6-42 17-61c11-18 27-33 46-44 20-10 41-16 63-16 23 0 44 6 63 16 20 11 36 26 47 44 11 19 16 40 16 61zM1082 239c-1 20-6 41-17 59s-27 33-46 44c-20 10-41 16-63 16-23 0-44-6-63-16-20-11-36-26-47-44s-16-39-16-60 5-42 16-61c11-18 27-33 47-44 19-10 40-16 63-16 22 0 43 6 63 16 19 11 35 26 46 44 11 19 17 40 17 61zM1359 239c0 20-6 41-17 59s-27 33-46 44c-19 10-41 16-63 16s-44-6-63-16c-19-11-35-26-46-44s-17-39-17-60 6-42 17-61c11-18 27-33 46-44 19-10 40-16 62-16h1c22 0 44 6 63 16 19 11 35 26 46 44 11 19 17 40 17 61zM1635 239c0 20-6 41-17 59s-27 33-46 44c-19 10-41 16-63 16s-44-6-63-16c-19-11-35-26-46-44s-17-39-17-60 6-42 17-61c11-18 27-33 46-44 19-10 41-16 63-16s44 6 63 16c19 11 35 26 46 44 11 19 17 40 17 61zM1338 0l105 135M1235 24l-3 93M878 13l29 113M297 0l-106 135M400 24l2 93M756 13l-28 113">
            <text:p/>
          </draw:path>
        </draw:g>
        <draw:g draw:style-name="gr1">
          <draw:path draw:style-name="gr2" draw:text-style-name="P1" draw:layer="layout" svg:width="0.627cm" svg:height="1.282cm" svg:x="7.123cm" svg:y="10.05cm" svg:viewBox="0 0 628 1283" svg:d="M494 170c0 30-8 60-24 85-16 26-38 48-65 63s-58 23-89 23c-32 0-63-8-90-23s-49-37-65-63c-16-25-24-55-24-85s8-59 24-85 38-47 65-62 58-23 90-23c31 0 62 8 89 23s49 36 65 62 24 55 24 85zM507 389h-387c-28 0-53 9-74 24-14 11-26 24-34 40-8 15-12 33-12 51v439h105v340h413v-340h110v-439c0-26-10-51-26-71-11-13-25-24-41-32s-35-12-54-12z">
            <text:p/>
          </draw:path>
          <draw:path draw:style-name="gr5" draw:text-style-name="P2" draw:layer="layout" svg:width="1.538cm" svg:height="1.282cm" svg:x="6.212cm" svg:y="10.05cm" svg:viewBox="0 0 1539 1283" svg:d="M1406 170c0 30-8 60-24 85-16 26-38 48-65 63s-58 23-89 23-62-8-89-23-50-37-65-63c-16-25-24-55-24-85s8-59 24-85c15-26 38-47 65-62s57-23 88-23h1c31 0 62 8 89 23s49 36 65 62 24 55 24 85zM1418 389h-386c-27 0-53 9-73 24-15 11-26 24-34 40-9 15-13 33-13 51v439h105v340h412v-340h110v-439c0-26-9-51-25-71-11-13-26-24-42-32s-34-12-54-12zM1225 1283v-271M1017 943v-234M1429 943v-234M0 943h912">
            <text:p/>
          </draw:path>
        </draw:g>
        <draw:g draw:style-name="gr1">
          <draw:path draw:style-name="gr2" draw:text-style-name="P1" draw:layer="layout" svg:width="1.184cm" svg:height="0.304cm" svg:x="5.475cm" svg:y="10.124cm" svg:viewBox="0 0 1185 305" svg:d="M319 152c0 27-8 54-22 77s-34 42-58 56c-24 13-52 20-80 20s-55-7-79-20c-25-14-45-33-59-56s-21-50-21-77c0-26 7-53 21-76s34-42 59-56c24-13 51-20 79-20s56 7 80 20c24 14 44 33 58 56s22 50 22 76zM752 152c0 27-7 54-21 77s-34 42-58 56c-25 13-52 20-80 20s-55-7-80-20c-24-14-44-33-58-56s-21-50-21-77c0-26 7-53 21-76s34-42 58-56c24-13 51-20 79-20h1c28 0 55 7 80 20 24 14 44 33 58 56s21 50 21 76zM1185 152c0 27-7 54-21 77s-34 42-59 56c-24 13-51 20-79 20s-56-7-80-20c-24-14-44-33-58-56s-22-50-22-77c0-26 8-53 22-76s34-42 58-56c24-13 52-20 80-20s55 7 79 20c25 14 45 33 59 56s21 50 21 76z">
            <text:p/>
          </draw:path>
          <draw:path draw:style-name="gr5" draw:text-style-name="P2" draw:layer="layout" svg:width="1.184cm" svg:height="0.522cm" svg:x="5.475cm" svg:y="9.907cm" svg:viewBox="0 0 1185 523" svg:d="M319 371c-1 27-8 53-22 76s-34 42-58 56c-24 13-52 20-80 20s-55-7-79-20c-25-14-45-33-59-56s-21-50-21-77c0-26 7-53 21-76s34-42 59-56c24-13 51-20 79-20s56 7 80 20c24 14 44 33 58 56s22 50 22 76c0 1 0 1 0 1zM752 371c0 27-7 53-21 76s-34 42-58 56c-25 13-52 20-80 20s-55-7-80-20c-24-14-44-33-58-56s-21-50-21-77c0-26 7-53 21-76s34-42 58-56c24-13 51-20 79-20h1c28 0 55 7 80 20 24 14 44 33 58 56s21 50 21 76c0 1 0 1 0 1zM1185 371c0 27-8 53-21 76-14 23-34 42-59 56-24 13-51 20-79 20s-56-7-80-20c-24-14-44-33-58-56s-22-50-22-77c0-26 8-53 22-76s34-42 58-56c24-13 52-20 80-20s55 7 79 20c25 14 45 33 59 56s21 50 21 76c0 1 0 1 0 1zM957 233l-151-233M592 218v-157M228 233l151-233">
            <text:p/>
          </draw:path>
        </draw:g>
        <draw:g draw:style-name="gr1">
          <draw:path draw:style-name="gr7" draw:text-style-name="P4" draw:layer="layout" svg:width="0.768cm" svg:height="0.736cm" svg:x="5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  <draw:path draw:style-name="gr5" draw:text-style-name="P2" draw:layer="layout" svg:width="0.768cm" svg:height="0.736cm" svg:x="5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</draw:g>
        <draw:frame draw:style-name="gr8" draw:text-style-name="P2" draw:layer="layout" svg:width="1.535cm" svg:height="0.706cm" svg:x="5.733cm" svg:y="11.331cm">
          <draw:text-box>
            <text:p text:style-name="P3"><text:span text:style-name="T1">Director</text:span></text:p>
          </draw:text-box>
        </draw:frame>
        <draw:g draw:style-name="gr1">
          <draw:path draw:style-name="gr2" draw:text-style-name="P1" draw:layer="layout" svg:width="0.627cm" svg:height="1.282cm" svg:x="4.123cm" svg:y="10.05cm" svg:viewBox="0 0 628 1283" svg:d="M494 170c0 30-8 60-24 85-16 26-38 48-65 63s-58 23-89 23c-32 0-63-8-90-23s-49-37-65-63c-16-25-24-55-24-85s8-59 24-85 38-47 65-62 58-23 90-23c31 0 62 8 89 23s49 36 65 62 24 55 24 85zM507 389h-387c-28 0-53 9-74 24-14 11-26 24-34 40-8 15-12 33-12 51v439h105v340h413v-340h110v-439c0-26-10-51-26-71-11-13-25-24-41-32s-35-12-54-12z">
            <text:p/>
          </draw:path>
          <draw:path draw:style-name="gr5" draw:text-style-name="P2" draw:layer="layout" svg:width="1.538cm" svg:height="1.282cm" svg:x="3.212cm" svg:y="10.05cm" svg:viewBox="0 0 1539 1283" svg:d="M1406 170c0 30-8 60-24 85-16 26-38 48-65 63s-58 23-89 23-62-8-89-23-50-37-65-63c-16-25-24-55-24-85s8-59 24-85c15-26 38-47 65-62s57-23 88-23h1c31 0 62 8 89 23s49 36 65 62 24 55 24 85zM1418 389h-386c-27 0-53 9-73 24-15 11-26 24-34 40-9 15-13 33-13 51v439h105v340h412v-340h110v-439c0-26-9-51-25-71-11-13-26-24-42-32s-34-12-54-12zM1225 1283v-271M1017 943v-234M1429 943v-234M0 943h912">
            <text:p/>
          </draw:path>
        </draw:g>
        <draw:g draw:style-name="gr1">
          <draw:path draw:style-name="gr7" draw:text-style-name="P4" draw:layer="layout" svg:width="1.634cm" svg:height="0.638cm" svg:x="2.25cm" svg:y="10.124cm" svg:viewBox="0 0 1635 639" svg:d="M543 152c0 27-7 54-21 77s-34 42-58 56c-24 13-52 20-80 20s-55-7-79-20c-24-14-45-33-59-56s-21-50-21-77c0-26 7-53 21-76s35-42 59-56c24-13 51-20 79-20s56 7 80 20c24 14 44 33 58 56s21 50 21 76zM977 152c0 27-8 54-22 77s-34 42-58 56c-24 13-52 20-80 20-27 0-55-7-79-20-24-14-44-33-58-56s-22-50-22-77c0-26 8-53 22-76s34-42 58-56c24-13 52-20 79-20 28 0 56 7 80 20 24 14 44 33 58 56s22 50 22 76zM1410 152c0 27-7 54-21 77s-35 42-59 56c-24 13-51 20-79 20s-56-7-80-20c-24-14-44-33-58-56s-21-50-21-77c0-26 7-53 21-76s34-42 58-56c24-13 52-20 80-20s55 7 79 20c24 14 45 33 59 56s21 50 21 76zM252 520c0 20-6 41-17 59s-27 33-46 44c-19 10-41 16-63 16s-44-6-63-16c-19-11-35-26-46-44s-17-39-17-60c0-22 6-42 17-61 11-18 27-33 46-44 19-10 41-16 63-16s44 6 63 16c19 11 35 26 46 44 11 19 17 39 17 61zM528 520c0 20-6 41-17 59s-27 33-46 44c-19 10-41 16-63 16s-44-6-63-16c-19-11-35-26-46-44s-17-39-17-60c0-22 6-42 17-61 11-18 27-33 46-44 19-10 41-16 63-16s44 6 63 16c19 11 35 26 46 44 12 19 17 39 17 61zM805 520c0 20-6 41-16 59-11 18-27 33-47 44-19 10-40 16-63 16-22 0-43-6-63-16-19-11-35-26-46-44s-17-39-17-60c0-22 6-42 17-61 11-18 27-33 46-44 20-10 41-16 63-16 23 0 44 6 63 16 20 11 36 26 47 44 11 19 16 39 16 61zM1082 520c-1 20-6 41-17 59s-27 33-46 44c-20 10-41 16-63 16-23 0-44-6-63-16-20-11-36-26-47-44s-16-39-16-60c0-22 5-42 16-61 11-18 27-33 47-44 19-10 40-16 63-16 22 0 43 6 63 16 19 11 35 26 46 44 11 19 17 39 17 61zM1359 520c0 20-6 41-17 59s-27 33-46 44c-19 10-41 16-63 16s-44-6-63-16c-19-11-35-26-46-44s-17-39-17-60c0-22 6-42 17-61 11-18 27-33 46-44 19-10 40-16 62-16h1c22 0 44 6 63 16 19 11 35 26 46 44 11 19 17 39 17 61zM1635 520c0 20-6 41-17 59s-27 33-46 44c-19 10-41 16-63 16s-44-6-63-16c-19-11-35-26-46-44s-17-39-17-60c0-22 6-42 17-61 11-18 27-33 46-44 19-10 41-16 63-16s44 6 63 16c19 11 35 26 46 44 11 19 17 39 17 61z">
            <text:p/>
          </draw:path>
          <draw:path draw:style-name="gr5" draw:text-style-name="P2" draw:layer="layout" svg:width="1.634cm" svg:height="0.856cm" svg:x="2.25cm" svg:y="9.907cm" svg:viewBox="0 0 1635 857" svg:d="M543 371c0 26-7 52-21 75s-34 42-58 56c-24 13-52 20-80 20s-55-7-79-20c-24-14-45-33-59-56s-21-49-21-76 7-53 21-76 35-43 59-56 51-20 79-20 56 7 80 20 44 33 58 56 21 49 21 76zM977 371c-1 26-8 52-22 75s-34 42-58 56c-24 13-52 20-79 20-28 0-56-7-80-20-24-14-44-33-58-56s-22-49-22-76 8-53 22-76 34-43 58-56 52-20 79-20c1 0 1 0 1 0 27 0 55 7 79 20s44 33 58 56 22 49 22 76zM1410 371c0 26-8 52-21 75-14 23-34 42-59 56-24 13-51 20-79 20s-56-7-80-20c-24-14-44-33-58-56s-21-49-21-76 7-53 21-76 34-43 58-56 52-20 80-20 55 7 79 20c25 13 45 33 59 56s21 49 21 76zM1182 233l-151-233M817 218v-157M453 233l150-233M252 737c0 21-6 42-17 60s-27 33-46 44c-19 10-41 16-63 16s-44-6-63-16c-19-11-35-26-46-44s-17-39-17-60 6-42 17-60c11-19 27-34 46-44 19-11 41-17 63-17s44 6 63 17c19 10 35 25 46 44 11 18 17 39 17 60zM528 737c0 21-6 42-17 60s-27 33-46 44c-19 10-41 16-63 16s-44-6-63-16c-19-11-35-26-46-44s-17-39-17-60 6-42 17-60c11-19 27-34 46-44 19-11 41-17 63-17s44 6 63 17c19 10 35 25 46 44 11 18 17 39 17 60zM805 737c0 21-5 42-16 60s-27 33-47 44c-19 10-40 16-63 16-22 0-43-6-63-16-19-11-35-26-46-44s-17-39-17-60 6-42 17-60c11-19 27-34 46-44 20-11 41-17 63-17 23 0 44 6 63 17 20 10 36 25 47 44 11 18 16 39 16 60zM1082 737c0 21-6 42-17 60s-27 33-46 44c-20 10-41 16-63 16-23 0-44-6-63-16-20-11-36-26-47-44s-16-39-16-60 5-42 16-60c11-19 27-34 47-44 19-11 40-17 63-17 22 0 43 6 63 17 19 10 35 25 46 44 11 18 17 39 17 60zM1359 737c0 21-6 42-17 60s-27 33-46 44c-19 10-41 16-63 16s-44-6-63-16c-19-11-35-26-46-44s-17-39-17-60 6-42 17-60c11-19 27-34 46-44 19-11 40-16 62-17h1c22 0 44 6 63 17 19 10 35 25 46 44 11 18 17 39 17 60zM1635 737c0 21-6 42-17 60s-27 33-46 44c-19 10-41 16-63 16s-44-6-63-16c-19-11-35-26-46-44s-17-39-17-60 6-42 17-60c11-19 27-34 46-44 19-11 41-17 63-17s44 6 63 17c19 10 35 25 46 44 11 18 17 39 17 60zM1338 498l105 135M1235 523l-3 93M878 512l29 113M297 498l-106 135M400 523l2 93M756 512l-28 113">
            <text:p/>
          </draw:path>
        </draw:g>
        <draw:g draw:style-name="gr1">
          <draw:path draw:style-name="gr2" draw:text-style-name="P1" draw:layer="layout" svg:width="0.768cm" svg:height="0.736cm" svg:x="2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  <draw:path draw:style-name="gr5" draw:text-style-name="P2" draw:layer="layout" svg:width="0.768cm" svg:height="0.736cm" svg:x="2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</draw:g>
        <draw:frame draw:style-name="gr8" draw:text-style-name="P2" draw:layer="layout" svg:width="1.652cm" svg:height="0.706cm" svg:x="2.674cm" svg:y="11.331cm">
          <draw:text-box>
            <text:p text:style-name="P3"><text:span text:style-name="T1">Manager</text:span></text:p>
          </draw:text-box>
        </draw:frame>
        <draw:g draw:style-name="gr1">
          <draw:path draw:style-name="gr2" draw:text-style-name="P1" draw:layer="layout" svg:width="1.356cm" svg:height="1.88cm" svg:x="1.721cm" svg:y="18.735cm" svg:viewBox="0 0 1357 1881" svg:d="M1357 178c0 31-8 62-24 89s-39 50-66 65c-28 16-59 24-90 24-32 0-63-8-90-24-28-15-51-38-66-65-16-27-25-58-25-89s9-62 25-89c15-27 38-50 66-65 27-16 58-24 90-24 31 0 62 8 90 24 27 15 50 38 66 65s24 58 24 89zM1092 882c14 0 28 1 41 5 3-6 6-11 9-17 15-25 36-46 61-61 24-13 51-21 80-21h67c-30-19-55-45-72-75-20-34-31-72-31-112 0-39 11-77 31-111 19-33 46-60 79-80h-373c-27 0-52 10-72 26-13 10-23 22-31 36 9-1 18-1 27-1 39 0 78 10 113 30 34 19 63 47 83 81 19 34 30 73 30 112s-11 77-30 111c-19 32-44 58-75 77zM712 927c-27 0-53 9-73 27-14 11-25 25-33 42-8 16-13 35-13 55v468h104v-249h22v611h171v-289h23v289h167v-611h23v249h107v-468c0-29-9-55-25-76-10-14-24-26-40-35s-34-13-53-13zM1083 695c-1 31-9 62-25 88-15 27-38 50-66 66-27 15-58 23-90 23-31 0-62-8-90-23-27-16-50-39-66-66s-24-57-24-89c0-31 8-62 24-89s39-49 66-65c27-15 58-24 89-24 1 0 1 0 1 0 32 0 63 9 90 24 28 16 51 38 66 65 16 27 25 58 25 89 0 1 0 1 0 1zM491 501c0 31-9 62-24 88-16 27-39 50-66 65-28 16-59 24-91 24-31 0-62-8-90-24-27-15-50-38-66-65-15-27-24-57-24-89 0-31 9-62 24-89 16-27 39-49 66-65 27-15 58-24 89-24 1 0 1 0 1 0 32 0 63 8 91 24 27 16 50 38 66 65 15 27 24 58 24 89 0 1 0 1 0 1zM616 856c0-28-9-55-25-75-10-15-24-27-40-35-16-9-34-13-53-13h-380c-27 0-53 9-73 26-14 11-25 25-33 42s-12 35-12 55v469h103v-249h23v611h170v-289h23v289h167v-611h23v249h39v-274c0-31 8-61 23-86 12-20 27-38 45-52z">
            <text:p/>
          </draw:path>
          <draw:path draw:style-name="gr5" draw:text-style-name="P2" draw:layer="layout" svg:width="1.356cm" svg:height="1.88cm" svg:x="1.721cm" svg:y="18.735cm" svg:viewBox="0 0 1357 1881" svg:d="M1357 178c0 31-8 62-24 89s-39 50-66 65c-28 16-59 24-90 24-32 0-63-8-90-24-28-15-51-38-66-65-16-27-25-58-25-89s9-62 25-89c15-27 38-50 66-65 27-16 58-24 90-24 31 0 62 8 90 24 27 15 50 38 66 65s24 58 24 89zM1092 882c14 0 28 1 41 5 3-6 6-11 9-17 15-25 36-46 61-61 24-13 51-21 80-21h67c-30-19-55-45-72-75-20-34-31-72-31-112 0-39 11-77 31-111 19-33 46-60 79-80h-373c-27 0-52 10-72 26-13 10-23 22-31 36 9-1 18-1 27-1 39 0 78 10 113 30 34 19 63 47 83 81 19 34 30 73 30 112s-11 77-30 111c-19 32-44 58-75 77zM712 927c-27 0-53 9-73 27-14 11-25 25-33 42-8 16-13 35-13 55v468h104v-249h22v611h171v-289h23v289h167v-611h23v249h107v-468c0-29-9-55-25-76-10-14-24-26-40-35s-34-13-53-13zM1083 695c-1 31-9 62-25 88-15 27-38 50-66 66-27 15-58 23-90 23-31 0-62-8-90-23-27-16-50-39-66-66s-24-57-24-89c0-31 8-62 24-89s39-49 66-65c27-15 58-24 89-24 1 0 1 0 1 0 32 0 63 9 90 24 28 16 51 38 66 65 16 27 25 58 25 89 0 1 0 1 0 1zM491 501c0 31-9 62-24 88-16 27-39 50-66 65-28 16-59 24-91 24-31 0-62-8-90-24-27-15-50-38-66-65-15-27-24-57-24-89 0-31 9-62 24-89 16-27 39-49 66-65 27-15 58-24 89-24 1 0 1 0 1 0 32 0 63 8 91 24 27 16 50 38 66 65 15 27 24 58 24 89 0 1 0 1 0 1zM616 856c0-28-9-55-25-75-10-15-24-27-40-35-16-9-34-13-53-13h-380c-27 0-53 9-73 26-14 11-25 25-33 42s-12 35-12 55v469h103v-249h23v611h170v-289h23v289h167v-611h23v249h39v-274c0-31 8-61 23-86 12-20 27-38 45-52z">
            <text:p/>
          </draw:path>
        </draw:g>
        <draw:g draw:style-name="gr1">
          <draw:path draw:style-name="gr2" draw:text-style-name="P1" draw:layer="layout" svg:width="1.395cm" svg:height="1.928cm" svg:x="2.105cm" svg:y="18.594cm" svg:viewBox="0 0 1396 1929" svg:d="M437 178c0 31-8 62-24 89s-38 50-66 65c-27 16-58 24-90 24-31 0-62-8-90-24-27-15-50-38-66-65s-24-58-24-89 8-62 24-89 39-49 66-65 58-24 89-24c1 0 1 0 1 0 32 0 63 8 90 24 28 16 50 38 66 65s24 58 24 89zM277 1032c16-6 33-8 50-8h67c-30-19-55-45-73-76-20-34-30-72-30-112 0-39 10-77 30-111s48-62 83-82c12-7 25-13 38-17 4-13 10-25 16-37 15-25 36-46 62-61 12-7 26-13 40-16-3-20-11-39-23-54-10-15-24-27-40-35s-34-13-53-13h-379c-24 0-47 8-65 21 14 5 27 11 40 18 34 20 63 48 83 82s30 72 30 112c0 39-10 77-30 111-18 31-43 57-73 76h63c28 0 55 7 78 20 24 13 43 31 58 53 18 27 28 60 28 95zM898 975c-27 0-52 10-72 26-14 11-26 26-34 42 0 1-1 3-2 4 21 13 39 30 53 50 18 27 28 60 28 95v376h12v-251h23v612h170v-289h23v289h167v-612h22v251h108v-470c0-28-10-54-25-75-11-15-25-27-41-35s-34-13-53-13zM1270 743c0 31-8 62-24 89s-39 49-66 65c-28 16-59 24-90 24-32 0-63-8-90-24-28-16-50-38-66-65s-24-58-24-89c0-32 8-62 24-89s38-50 66-66c27-15 58-23 90-23 31 0 62 8 90 23 27 16 50 39 66 66s24 57 24 89z">
            <text:p/>
          </draw:path>
          <draw:path draw:style-name="gr5" draw:text-style-name="P2" draw:layer="layout" svg:width="1.395cm" svg:height="1.928cm" svg:x="2.105cm" svg:y="18.594cm" svg:viewBox="0 0 1396 1929" svg:d="M437 178c0 31-8 62-24 89s-38 50-66 65c-27 16-58 24-90 24-31 0-62-8-90-24-27-15-50-38-66-65s-24-58-24-89 8-62 24-89 39-49 66-65 58-24 89-24c1 0 1 0 1 0 32 0 63 8 90 24 28 16 50 38 66 65s24 58 24 89zM277 1032c16-6 33-8 50-8h67c-30-19-55-45-73-76-20-34-30-72-30-112 0-39 10-77 30-111s48-62 83-82c12-7 25-13 38-17 4-13 10-25 16-37 15-25 36-46 62-61 12-7 26-13 40-16-3-20-11-39-23-54-10-15-24-27-40-35s-34-13-53-13h-379c-24 0-47 8-65 21 14 5 27 11 40 18 34 20 63 48 83 82s30 72 30 112c0 39-10 77-30 111-18 31-43 57-73 76h63c28 0 55 7 78 20 24 13 43 31 58 53 18 27 28 60 28 95zM898 975c-27 0-52 10-72 26-14 11-26 26-34 42 0 1-1 3-2 4 21 13 39 30 53 50 18 27 28 60 28 95v376h12v-251h23v612h170v-289h23v289h167v-612h22v251h108v-470c0-28-10-54-25-75-11-15-25-27-41-35s-34-13-53-13zM1270 743c0 31-8 62-24 89s-39 49-66 65c-28 16-59 24-90 24-32 0-63-8-90-24-28-16-50-38-66-65s-24-58-24-89c0-32 8-62 24-89s38-50 66-66c27-15 58-23 90-23 31 0 62 8 90 23 27 16 50 39 66 66s24 57 24 89z">
            <text:p/>
          </draw:path>
        </draw:g>
        <draw:frame draw:style-name="gr8" draw:text-style-name="P2" draw:layer="layout" svg:width="1.978cm" svg:height="0.706cm" svg:x="1.621cm" svg:y="20.616cm">
          <draw:text-box>
            <text:p text:style-name="P3"><text:span text:style-name="T1">Developers</text:span></text:p>
          </draw:text-box>
        </draw:frame>
        <draw:g draw:style-name="gr1">
          <draw:polygon draw:style-name="gr2" draw:text-style-name="P1" draw:layer="layout" svg:width="1.25cm" svg:height="1.736cm" svg:x="8.75cm" svg:y="18.713cm" svg:viewBox="0 0 1251 1737" draw:points="1251,330 940,0 0,0 0,1737 1251,1737">
            <text:p/>
          </draw:polygon>
          <draw:polygon draw:style-name="gr5" draw:text-style-name="P2" draw:layer="layout" svg:width="1.25cm" svg:height="1.736cm" svg:x="8.75cm" svg:y="18.713cm" svg:viewBox="0 0 1251 1737" draw:points="1251,330 940,0 0,0 0,1737 1251,1737">
            <text:p/>
          </draw:polygon>
        </draw:g>
        <draw:path draw:style-name="gr7" draw:text-style-name="P4" draw:layer="layout" svg:width="1.003cm" svg:height="1.375cm" svg:x="8.978cm" svg:y="18.725cm" svg:viewBox="0 0 1004 1376" svg:d="M468 1376h320v-44h-320zM0 1169h788v-44h-788zM0 962h788v-44h-788zM0 755h788v-44h-788zM0 547h319v-44h-319zM0 341h319v-45h-319zM703 0v320h301z">
          <text:p/>
        </draw:path>
        <draw:frame draw:style-name="gr8" draw:text-style-name="P2" draw:layer="layout" svg:width="2.158cm" svg:height="0.706cm" svg:x="8.296cm" svg:y="20.449cm">
          <draw:text-box>
            <text:p text:style-name="P3"><text:span text:style-name="T1">Source Code</text:span></text:p>
          </draw:text-box>
        </draw:frame>
        <draw:g draw:style-name="gr1">
          <draw:path draw:style-name="gr2" draw:text-style-name="P1" draw:layer="layout" svg:width="1.428cm" svg:height="1.35cm" svg:x="10.749cm" svg:y="9.596cm" svg:viewBox="0 0 1429 1351" svg:d="M563 279v-171h302v171zM432 107v172h-432v1072h1429v-1072h-433v-172l-129-107h-306z">
            <text:p/>
          </draw:path>
          <draw:path draw:style-name="gr5" draw:text-style-name="P2" draw:layer="layout" svg:width="1.428cm" svg:height="1.35cm" svg:x="10.749cm" svg:y="9.596cm" svg:viewBox="0 0 1429 1351" svg:d="M563 279v-171h302v171zM432 107v172h-432v1072h1429v-1072h-433v-172l-129-107h-306zM432 107h131M865 107h131">
            <text:p/>
          </draw:path>
        </draw:g>
        <draw:frame draw:style-name="gr6" draw:text-style-name="P2" draw:layer="layout" svg:width="1.656cm" svg:height="1.129cm" svg:x="10.635cm" svg:y="10.946cm">
          <draw:text-box>
            <text:p text:style-name="P3"><text:span text:style-name="T1">Software</text:span></text:p>
            <text:p text:style-name="P3"><text:span text:style-name="T1">Product</text:span></text:p>
          </draw:text-box>
        </draw:frame>
        <draw:g draw:style-name="gr1">
          <draw:polygon draw:style-name="gr2" draw:text-style-name="P1" draw:layer="layout" svg:width="1.414cm" svg:height="1.7cm" svg:x="15.894cm" svg:y="6.409cm" svg:viewBox="0 0 1415 1701" draw:points="0,1701 1415,1701 1415,0 0,0">
            <text:p/>
          </draw:polygon>
          <draw:polygon draw:style-name="gr5" draw:text-style-name="P2" draw:layer="layout" svg:width="1.414cm" svg:height="1.7cm" svg:x="15.894cm" svg:y="6.409cm" svg:viewBox="0 0 1415 1701" draw:points="0,1701 1415,1701 1415,0 0,0">
            <text:p/>
          </draw:polygon>
        </draw:g>
        <draw:g draw:style-name="gr1">
          <draw:path draw:style-name="gr2" draw:text-style-name="P1" draw:layer="layout" svg:width="0.402cm" svg:height="1.463cm" svg:x="16.92cm" svg:y="6.409cm" svg:viewBox="0 0 403 1464" svg:d="M74 1419c0 8 3 16 7 22 4 7 10 13 17 17 8 4 16 6 25 6 8 0 16-2 24-6 7-4 13-10 17-17 5-6 7-14 7-22v-162c5-2 10-4 14-7 19-10 34-24 45-42 10-16 15-33 16-51v-351c27-1 53-8 76-21 24-13 45-32 59-55 14-24 22-50 22-76 0-1 0-2 0-3v-230-1c0-27-8-53-22-76s-35-42-59-56c-23-12-49-19-76-20 0-20-5-40-16-57-11-18-26-32-45-42-5-3-9-5-14-7v-162h-97v162c-4 2-8 4-13 6-18 10-34 25-45 42-10 18-16 38-16 58v889c1 18 7 36 16 52 11 17 27 32 45 42 4 2 9 4 13 6z">
            <text:p/>
          </draw:path>
          <draw:path draw:style-name="gr5" draw:text-style-name="P2" draw:layer="layout" svg:width="0.402cm" svg:height="1.463cm" svg:x="16.92cm" svg:y="6.409cm" svg:viewBox="0 0 403 1464" svg:d="M74 1419c0 8 3 16 7 22 4 7 10 13 17 17 8 4 16 6 25 6 8 0 16-2 24-6 7-4 13-10 17-17 5-6 7-14 7-22v-162c5-2 10-4 14-7 19-10 34-24 45-42 10-16 15-33 16-51v-351c27-1 53-8 76-21 24-13 45-32 59-55 14-24 22-50 22-76 0-1 0-2 0-3v-230-1c0-27-8-53-22-76s-35-42-59-56c-23-12-49-19-76-20 0-20-5-40-16-57-11-18-26-32-45-42-5-3-9-5-14-7v-162h-97v162c-4 2-8 4-13 6-18 10-34 25-45 42-10 18-16 38-16 58v889c1 18 7 36 16 52 11 17 27 32 45 42 4 2 9 4 13 6z">
            <text:p/>
          </draw:path>
        </draw:g>
        <draw:path draw:style-name="gr7" draw:text-style-name="P4" draw:layer="layout" svg:width="0.748cm" svg:height="1.192cm" svg:x="16.175cm" svg:y="6.728cm" svg:viewBox="0 0 749 1193" svg:d="M0 39h343v-39h-343zM0 234h343v-40h-343zM0 429h514v-40h-514zM0 623h514v-40h-514zM0 817h514v-40h-514zM313 1137h436v-40h-436zM133 1078l-66-59-31 28 66 59-66 59 31 28 66-59 67 59 32-28-67-59 67-59-32-28z">
          <text:p/>
        </draw:path>
        <draw:path draw:style-name="gr7" draw:text-style-name="P4" draw:layer="layout" svg:width="0.348cm" svg:height="1.426cm" svg:x="16.943cm" svg:y="6.427cm" svg:viewBox="0 0 349 1427" svg:d="M72 1258v145c0 4 1 8 4 12 2 4 6 7 10 9s9 3 14 3 9-1 14-3c4-2 7-5 10-9 2-4 3-8 3-12v-145c-8 3-18 4-27 4-10 0-19-1-28-4zM0 595v546c0 15 5 31 14 45 8 13 21 25 37 33 15 8 33 12 50 12 18 0 36-4 51-12s28-20 37-33c9-14 14-30 14-45v-546zM250 276h-1v122c33 21 55 64 55 114v122c0 110-22 94-55 115v13h1c61-18 99-57 99-128v-229c0-72-45-116-99-129zM203 431v-180c0-15-5-31-14-45-9-13-22-25-37-33s-33-12-51-12c-17 0-35 4-50 12-16 8-29 20-37 33-9 14-14 30-14 45v177zM72 145c9-2 18-3 28-3 9 0 18 1 27 3v-145h-55z">
          <text:p/>
        </draw:path>
        <draw:frame draw:style-name="gr8" draw:text-style-name="P2" draw:layer="layout" svg:width="1.599cm" svg:height="0.706cm" svg:x="15.808cm" svg:y="8.109cm">
          <draw:text-box>
            <text:p text:style-name="P3"><text:span text:style-name="T1">Contract</text:span></text:p>
          </draw:text-box>
        </draw:frame>
        <draw:g draw:style-name="gr1">
          <draw:polygon draw:style-name="gr2" draw:text-style-name="P1" draw:layer="layout" svg:width="0.972cm" svg:height="1.263cm" svg:x="4.514cm" svg:y="16.818cm" svg:viewBox="0 0 973 1264" draw:points="972,0 0,0 0,1264 973,1264">
            <text:p/>
          </draw:polygon>
          <draw:polygon draw:style-name="gr5" draw:text-style-name="P2" draw:layer="layout" svg:width="0.972cm" svg:height="1.263cm" svg:x="4.514cm" svg:y="16.818cm" svg:viewBox="0 0 973 1264" draw:points="972,0 0,0 0,1264 973,1264">
            <text:p/>
          </draw:polygon>
        </draw:g>
        <draw:polygon draw:style-name="gr7" draw:text-style-name="P4" draw:layer="layout" svg:width="0.763cm" svg:height="1.014cm" svg:x="4.627cm" svg:y="16.94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698cm" svg:y="16.73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698cm" svg:y="16.73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4.979cm" svg:y="16.86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37cm" svg:y="17.231cm" svg:viewBox="0 0 559 461" draw:points="0,261 92,167 198,275 469,0 559,91 196,461">
            <text:p/>
          </draw:polygon>
          <draw:polygon draw:style-name="gr5" draw:text-style-name="P2" draw:layer="layout" svg:width="0.558cm" svg:height="0.46cm" svg:x="4.737cm" svg:y="17.231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499cm" svg:y="18.081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6.485cm" svg:y="18.993cm" svg:viewBox="0 0 973 1264" draw:points="972,0 0,0 0,1264 973,1264">
            <text:p/>
          </draw:polygon>
          <draw:polygon draw:style-name="gr5" draw:text-style-name="P2" draw:layer="layout" svg:width="0.972cm" svg:height="1.263cm" svg:x="6.485cm" svg:y="18.993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8cm" svg:y="19.117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7cm" svg:y="18.906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7cm" svg:y="18.906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5cm" svg:y="19.044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7cm" svg:y="19.258cm" svg:viewBox="0 0 219 788" svg:d="M20 788h178v-185h-178zM195 527l24-527h-219l23 527z">
            <text:p/>
          </draw:path>
          <draw:path draw:style-name="gr5" draw:text-style-name="P2" draw:layer="layout" svg:width="0.218cm" svg:height="0.787cm" svg:x="6.87cm" svg:y="19.258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7cm" svg:y="20.256cm">
          <draw:text-box>
            <text:p text:style-name="P3"><text:span text:style-name="T1">Issue</text:span></text:p>
          </draw:text-box>
        </draw:frame>
        <draw:g draw:style-name="gr1">
          <draw:path draw:style-name="gr9" draw:text-style-name="P5" draw:layer="layout" svg:width="1.252cm" svg:height="1.041cm" svg:x="16.875cm" svg:y="9.979cm" svg:viewBox="0 0 1253 1042" svg:d="M917 339c24 0 47-6 67-18s37-29 49-49c12-21 18-44 18-68v-1-1c0-24-6-47-18-67-12-21-29-38-49-50s-43-18-67-18h-1c-23 0-46 6-66 18s-37 29-49 50c-12 20-18 43-18 67 0 1 0 1 0 1 0 1 0 1 0 1 0 24 6 47 18 68 12 20 29 37 49 49s43 18 66 18c1 0 1 0 1 0zM917 0c36 0 70 9 101 27 30 18 55 44 73 75 18 30 27 66 27 101 0 1 0 1 0 1 0 36-9 71-27 102s-43 56-73 74c-31 18-65 27-101 27-35 0-69-9-100-27-30-18-55-43-73-74s-27-66-27-102v-1c0-35 9-71 27-101 18-31 43-57 73-75 31-18 65-27 100-27zM336 963c17 4 35 6 53 6 41 0 82-11 117-31 36-21 65-51 86-87 4-8 8-15 11-23 0-6 0-12 0-18 0-52-13-103-39-149-22-39-53-72-89-97-47 92-93 185-139 278-47-93-93-186-140-278-36 25-67 58-89 97-26 46-39 97-39 149 0 6 0 12 0 18 4 8 7 15 12 23 20 36 49 66 85 87 35 20 76 31 117 31 18 0 36-2 54-6zM468 480c9 5 18 10 27 15 53 31 98 76 129 130 31 55 47 116 47 179 0 8 0 16-1 24-6 27-16 54-30 78-23 41-57 76-97 99-41 24-87 37-133 37-25 0-50-4-74-11-25 7-50 11-75 11-46 0-92-13-133-37-40-23-74-58-97-99-14-24-24-51-30-78-1-8-1-16-1-24 0-63 17-124 47-179 31-54 76-99 130-130 8-5 17-10 26-15 4 3 7 5 11 7 9 5 17 10 26 13l96 192 96-192c8-3 15-7 23-11 4-3 8-6 13-9zM1050 399c9 5 18 9 26 15 54 31 99 76 130 130 30 55 47 116 47 179 0 8 0 16-1 24-6 27-16 54-30 78-23 41-57 75-97 99-41 24-87 37-133 37-25 0-50-4-75-11-6 0-13 0-20 0-70 0-139-14-204-41 9-22 14-45 15-68 60 28 126 42 192 42 6 0 12 0 17 0 18 4 36 6 54 6 41 0 81-11 117-32 35-20 65-50 85-86 4-8 8-16 12-24 0-6 0-12 0-18 0-52-13-103-39-149-22-39-53-72-89-98-47 93-93 186-140 279-46-93-92-186-139-279-36 24-65 55-87 93-9 17-17 35-23 54-5-12-10-22-16-33-8-14-17-28-27-40 4-8 7-15 11-23 28-48 68-89 116-117 10-6 22-12 33-17 4 3 9 6 13 8 8 5 15 9 23 12l96 192 96-192c8-3 17-8 25-13 4-2 8-4 12-7zM336 419h1c23 0 46-6 66-18s37-29 49-49c12-21 18-44 18-68v-1c0-23-6-47-18-67-12-21-29-38-49-50s-43-18-66-18c-1 0-1 0-1 0-24 0-47 6-67 18s-37 29-49 50c-12 20-18 44-18 67 0 1 0 1 0 1 0 24 6 47 18 68 12 20 29 37 49 49s43 18 67 18zM336 80c35 0 69 9 100 27 30 18 55 44 73 75s27 66 27 101c0 1 0 1 0 1 0 36-9 71-27 102s-43 56-73 74c-31 18-65 27-100 27-36 0-70-9-101-27-30-18-55-43-73-74s-27-66-27-102v-1c0-35 9-70 27-101s43-57 73-75c31-18 65-27 101-27z">
            <text:p/>
          </draw:path>
          <draw:frame draw:style-name="gr10" draw:text-style-name="P2" draw:layer="layout" svg:width="1.428cm" svg:height="1.041cm" svg:x="18.125cm" svg:y="9.979cm">
            <draw:text-box>
              <text:p text:style-name="P3"><text:span text:style-name="T2">Clients</text:span></text:p>
            </draw:text-box>
          </draw:frame>
        </draw:g>
        <draw:g draw:style-name="gr1">
          <draw:path draw:style-name="gr2" draw:text-style-name="P1" draw:layer="layout" svg:width="1.669cm" svg:height="1.661cm" svg:x="13.475cm" svg:y="6.474cm" svg:viewBox="0 0 1670 1662" svg:d="M912 1662h758v-750h-758zM455 750h759v-750h-759zM0 1662h757v-750h-757z">
            <text:p/>
          </draw:path>
          <draw:path draw:style-name="gr5" draw:text-style-name="P2" draw:layer="layout" svg:width="1.669cm" svg:height="1.661cm" svg:x="13.475cm" svg:y="6.474cm" svg:viewBox="0 0 1670 1662" svg:d="M912 1662h758v-750h-758zM455 750h759v-750h-759zM0 1662h757v-750h-757z">
            <text:p/>
          </draw:path>
        </draw:g>
        <draw:g draw:style-name="gr1">
          <draw:path draw:style-name="gr2" draw:text-style-name="P1" draw:layer="layout" svg:width="1.07cm" svg:height="1.699cm" svg:x="12.644cm" svg:y="6.435cm" svg:viewBox="0 0 1071 1700" svg:d="M128 1239h-128v-578c0-1 0-3 0-5 0-23 6-46 18-66s29-37 49-49 44-18 67-18c2 0 3 0 4 0h933v149h-318c-2 0-5 0-8 0-18 0-36 5-52 14s-30 22-39 38-14 34-14 52c0 1 0 2 0 2v922h-512zM605 209v1c0 37-10 73-28 105-19 32-45 59-77 77-32 19-68 28-105 28-1 0-1 0-1 0-37 0-73-10-104-28-32-18-59-45-77-77-19-32-29-68-29-105s10-73 29-105c18-32 45-58 77-77 32-18 68-28 105-28s73 10 105 28c32 19 58 45 77 77 18 32 28 68 28 104z">
            <text:p/>
          </draw:path>
          <draw:path draw:style-name="gr5" draw:text-style-name="P2" draw:layer="layout" svg:width="1.07cm" svg:height="1.699cm" svg:x="12.644cm" svg:y="6.435cm" svg:viewBox="0 0 1071 1700" svg:d="M397 1369v331M128 936v305M128 1239h-128v-578c0-1 0-3 0-5 0-23 6-46 18-66s29-37 49-49 44-18 67-18c2 0 3 0 4 0h933v149h-318c-2 0-5 0-8 0-18 0-36 5-52 14s-30 22-39 38-14 34-14 52c0 1 0 2 0 2v922h-512zM605 209v1c0 37-10 73-28 105-19 32-45 59-77 77-32 19-68 28-105 28-1 0-1 0-1 0-37 0-73-10-104-28-32-18-59-45-77-77-19-32-29-68-29-105s10-73 29-105c18-32 45-58 77-77 32-18 68-28 105-28s73 10 105 28c32 19 58 45 77 77 18 32 28 68 28 104z">
            <text:p/>
          </draw:path>
        </draw:g>
        <draw:frame draw:style-name="gr8" draw:text-style-name="P2" draw:layer="layout" svg:width="1.16cm" svg:height="0.706cm" svg:x="13.314cm" svg:y="8.135cm">
          <draw:text-box>
            <text:p text:style-name="P3"><text:span text:style-name="T1">Seller</text:span></text:p>
          </draw:text-box>
        </draw:frame>
        <draw:g draw:style-name="gr4">
          <draw:g draw:style-name="gr1">
            <draw:path draw:style-name="gr2" draw:text-style-name="P1" draw:layer="layout" svg:width="1.008cm" svg:height="2.1cm" svg:x="9.023cm" svg:y="9.232cm" svg:viewBox="0 0 1009 2101" svg:d="M816 636h-623c-44 0-86 14-118 39-23 18-42 40-55 65-13 26-20 55-20 85v720h169v556h664v-556h176v-720c0-44-15-84-40-116-18-22-41-41-67-53-26-13-55-20-86-20zM795 280c0 49-14 98-39 140-26 43-62 78-106 103-44 24-94 37-145 37s-101-13-145-37c-44-25-80-60-106-103-25-42-39-91-39-140s14-97 39-140c26-43 62-78 106-102 44-25 94-38 144-38h1c51 0 101 13 145 38 44 24 80 59 106 102 25 43 39 91 39 140z">
              <text:p/>
            </draw:path>
            <draw:path draw:style-name="gr5" draw:text-style-name="P2" draw:layer="layout" svg:width="1.008cm" svg:height="2.1cm" svg:x="9.023cm" svg:y="9.232cm" svg:viewBox="0 0 1009 2101" svg:d="M816 636h-623c-44 0-86 14-118 39-23 18-42 40-55 65-13 26-20 55-20 85v720h169v556h664v-556h176v-720c0-44-15-84-40-116-18-22-41-41-67-53-26-13-55-20-86-20zM505 2101v-444M169 1545v-383M833 1545v-383M795 280c0 49-14 98-39 140-26 43-62 78-106 103-44 24-94 37-145 37s-101-13-145-37c-44-25-80-60-106-103-25-42-39-91-39-140s14-97 39-140c26-43 62-78 106-102 44-25 94-38 144-38h1c51 0 101 13 145 38 44 24 80 59 106 102 25 43 39 91 39 140z">
              <text:p/>
            </draw:path>
          </draw:g>
          <draw:frame draw:style-name="gr8" draw:text-style-name="P2" draw:layer="layout" svg:width="0.956cm" svg:height="0.706cm" svg:x="9.048cm" svg:y="11.331cm">
            <draw:text-box>
              <text:p text:style-name="P3"><text:span text:style-name="T1">CEO</text:span></text:p>
            </draw:text-box>
          </draw:frame>
        </draw:g>
        <draw:g draw:style-name="gr1">
          <draw:polygon draw:style-name="gr2" draw:text-style-name="P1" draw:layer="layout" svg:width="0.972cm" svg:height="1.263cm" svg:x="4.541cm" svg:y="18.993cm" svg:viewBox="0 0 973 1264" draw:points="972,0 0,0 0,1264 973,1264">
            <text:p/>
          </draw:polygon>
          <draw:polygon draw:style-name="gr5" draw:text-style-name="P2" draw:layer="layout" svg:width="0.972cm" svg:height="1.263cm" svg:x="4.541cm" svg:y="18.993cm" svg:viewBox="0 0 973 1264" draw:points="972,0 0,0 0,1264 973,1264">
            <text:p/>
          </draw:polygon>
        </draw:g>
        <draw:polygon draw:style-name="gr7" draw:text-style-name="P4" draw:layer="layout" svg:width="0.763cm" svg:height="1.014cm" svg:x="4.654cm" svg:y="19.117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725cm" svg:y="18.906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725cm" svg:y="18.906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5.006cm" svg:y="19.044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64cm" svg:y="19.406cm" svg:viewBox="0 0 559 461" draw:points="0,261 92,167 198,275 469,0 559,91 196,461">
            <text:p/>
          </draw:polygon>
          <draw:polygon draw:style-name="gr5" draw:text-style-name="P2" draw:layer="layout" svg:width="0.558cm" svg:height="0.46cm" svg:x="4.764cm" svg:y="19.406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527cm" svg:y="20.256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4.541cm" svg:y="21.168cm" svg:viewBox="0 0 973 1264" draw:points="972,0 0,0 0,1264 973,1264">
            <text:p/>
          </draw:polygon>
          <draw:polygon draw:style-name="gr5" draw:text-style-name="P2" draw:layer="layout" svg:width="0.972cm" svg:height="1.263cm" svg:x="4.541cm" svg:y="21.168cm" svg:viewBox="0 0 973 1264" draw:points="972,0 0,0 0,1264 973,1264">
            <text:p/>
          </draw:polygon>
        </draw:g>
        <draw:polygon draw:style-name="gr7" draw:text-style-name="P4" draw:layer="layout" svg:width="0.763cm" svg:height="1.014cm" svg:x="4.654cm" svg:y="21.29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725cm" svg:y="21.08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725cm" svg:y="21.08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5.006cm" svg:y="21.21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64cm" svg:y="21.581cm" svg:viewBox="0 0 559 461" draw:points="0,261 92,167 198,275 469,0 559,91 196,461">
            <text:p/>
          </draw:polygon>
          <draw:polygon draw:style-name="gr5" draw:text-style-name="P2" draw:layer="layout" svg:width="0.558cm" svg:height="0.46cm" svg:x="4.764cm" svg:y="21.581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527cm" svg:y="22.431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6.485cm" svg:y="21.168cm" svg:viewBox="0 0 973 1264" draw:points="972,0 0,0 0,1264 973,1264">
            <text:p/>
          </draw:polygon>
          <draw:polygon draw:style-name="gr5" draw:text-style-name="P2" draw:layer="layout" svg:width="0.972cm" svg:height="1.263cm" svg:x="6.485cm" svg:y="21.168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8cm" svg:y="21.29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7cm" svg:y="21.08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7cm" svg:y="21.08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5cm" svg:y="21.21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7cm" svg:y="21.433cm" svg:viewBox="0 0 219 788" svg:d="M20 788h178v-185h-178zM195 527l24-527h-219l23 527z">
            <text:p/>
          </draw:path>
          <draw:path draw:style-name="gr5" draw:text-style-name="P2" draw:layer="layout" svg:width="0.218cm" svg:height="0.787cm" svg:x="6.87cm" svg:y="21.433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7cm" svg:y="22.431cm">
          <draw:text-box>
            <text:p text:style-name="P3"><text:span text:style-name="T1">Issue</text:span></text:p>
          </draw:text-box>
        </draw:frame>
        <draw:g draw:style-name="gr1">
          <draw:polygon draw:style-name="gr2" draw:text-style-name="P1" draw:layer="layout" svg:width="0.972cm" svg:height="1.263cm" svg:x="6.484cm" svg:y="16.818cm" svg:viewBox="0 0 973 1264" draw:points="972,0 0,0 0,1264 973,1264">
            <text:p/>
          </draw:polygon>
          <draw:polygon draw:style-name="gr5" draw:text-style-name="P2" draw:layer="layout" svg:width="0.972cm" svg:height="1.263cm" svg:x="6.484cm" svg:y="16.818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7cm" svg:y="16.94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68cm" svg:y="16.73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68cm" svg:y="16.73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48cm" svg:y="16.86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69cm" svg:y="17.083cm" svg:viewBox="0 0 219 788" svg:d="M20 788h178v-185h-178zM195 527l24-527h-219l23 527z">
            <text:p/>
          </draw:path>
          <draw:path draw:style-name="gr5" draw:text-style-name="P2" draw:layer="layout" svg:width="0.218cm" svg:height="0.787cm" svg:x="6.869cm" svg:y="17.083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6cm" svg:y="18.081cm">
          <draw:text-box>
            <text:p text:style-name="P3"><text:span text:style-name="T1">Issue</text:span></text:p>
          </draw:text-box>
        </draw:frame>
        <draw:g draw:style-name="gr1">
          <draw:polygon draw:style-name="gr2" draw:text-style-name="P1" draw:layer="layout" svg:width="0.658cm" svg:height="0.944cm" svg:x="11.236cm" svg:y="6.582cm" svg:viewBox="0 0 659 945" draw:points="329,0 0,319 0,677 187,497 187,945 472,945 472,497 659,677 659,319">
            <text:p/>
          </draw:polygon>
          <draw:polygon draw:style-name="gr5" draw:text-style-name="P2" draw:layer="layout" svg:width="0.658cm" svg:height="0.944cm" svg:x="11.236cm" svg:y="6.582cm" svg:viewBox="0 0 659 945" draw:points="329,0 0,319 0,677 187,497 187,945 472,945 472,497 659,677 659,319">
            <text:p/>
          </draw:polygon>
        </draw:g>
        <draw:path draw:style-name="gr7" draw:text-style-name="P4" draw:layer="layout" svg:width="0.782cm" svg:height="0.586cm" svg:x="10.737cm" svg:y="7.335cm" svg:viewBox="0 0 783 587" svg:d="M0 483c63 27 131 42 200 42 34 0 69-4 103-11v38c61 23 127 35 193 35s131-12 193-35l-4-174 98-19v-233h-386l1 109-15 3-2-238h-381z">
          <text:p/>
        </draw:path>
        <draw:g draw:style-name="gr1">
          <draw:path draw:style-name="gr2" draw:text-style-name="P1" draw:layer="layout" svg:width="0.783cm" svg:height="0.705cm" svg:x="10.737cm" svg:y="7.254cm" svg:viewBox="0 0 784 706" svg:d="M304 583c-32 6-70 10-112 10-106 0-192-25-192-56v40c0 31 86 56 192 56 42 0 80-4 112-10zM304 503c-32 6-70 10-112 10-106 0-192-25-192-56v40c0 31 86 56 192 56 42 0 80-4 112-10zM304 463v-40c-32 6-70 10-112 10-106 0-192-25-192-56v40c0 31 86 56 192 56 42 0 80-4 112-10zM386 322v-26c0 31-87 56-194 56-106 0-192-25-192-56v40c0 32 86 57 192 57 42 0 80-4 112-10v-14c0-20 32-37 82-47zM192 272c-106 0-192-25-192-56v40c0 31 86 56 192 56 107 0 194-25 194-56v-40c0 31-87 56-194 56zM192 192c-106 0-192-25-192-56v40c0 31 86 56 192 56 107 0 194-25 194-56v-40c0 31-87 56-194 56zM192 0c-106 0-192 25-192 56v40c0 31 86 56 192 56 107 0 194-25 194-56v-40c0-31-87-56-194-56zM496 665c-106 0-192-25-192-56v40c0 31 86 57 192 57 107 0 194-26 194-57v-40c0 31-87 56-194 56zM496 585c-106 0-192-25-192-56v40c0 31 86 57 192 57 107 0 194-26 194-57v-40c0 31-87 56-194 56zM496 505c-106 0-192-25-192-56v40c0 31 86 56 192 56 107 0 194-25 194-56v-40c0 31-87 56-194 56zM496 312c-106 0-192 25-192 57v40c0 31 86 56 192 56 107 0 194-25 194-56v-40c0-32-87-57-194-57zM663 340c71-8 121-29 121-52v-40c0 31-86 56-192 56-108 0-194-25-194-56v40c0 10 10 20 27 28 22-2 46-4 71-4 71 0 133 11 167 28zM592 112c-108 0-194 25-194 56v40c0 31 86 56 194 56 106 0 192-25 192-56v-40c0-31-86-56-192-56zM690 457v40c56-10 94-28 94-48v-40c0 20-38 38-94 48zM690 417c56-10 94-28 94-48v-41c0 20-38 39-94 49z">
            <text:p/>
          </draw:path>
          <draw:path draw:style-name="gr5" draw:text-style-name="P2" draw:layer="layout" svg:width="0.783cm" svg:height="0.705cm" svg:x="10.737cm" svg:y="7.254cm" svg:viewBox="0 0 784 706" svg:d="M304 583c-32 6-70 10-112 10-106 0-192-25-192-56v40c0 31 86 56 192 56 42 0 80-4 112-10zM304 503c-32 6-70 10-112 10-106 0-192-25-192-56v40c0 31 86 56 192 56 42 0 80-4 112-10zM0 537v-441M304 463v-40c-32 6-70 10-112 10-106 0-192-25-192-56v40c0 31 86 56 192 56 42 0 80-4 112-10zM386 322v-26c0 31-87 56-194 56-106 0-192-25-192-56v40c0 32 86 57 192 57 42 0 80-4 112-10v-14c0-20 32-37 82-47zM192 272c-106 0-192-25-192-56v40c0 31 86 56 192 56 107 0 194-25 194-56v-40c0 31-87 56-194 56zM192 192c-106 0-192-25-192-56v40c0 31 86 56 192 56 107 0 194-25 194-56v-40c0 31-87 56-194 56zM192 0c-106 0-192 25-192 56v40c0 31 86 56 192 56 107 0 194-25 194-56v-40c0-31-87-56-194-56zM496 665c-106 0-192-25-192-56v40c0 31 86 57 192 57 107 0 194-26 194-57v-40c0 31-87 56-194 56zM496 585c-106 0-192-25-192-56v40c0 31 86 57 192 57 107 0 194-26 194-57v-40c0 31-87 56-194 56zM304 609v-200M496 505c-106 0-192-25-192-56v40c0 31 86 56 192 56 107 0 194-25 194-56v-40c0 31-87 56-194 56zM496 312c-106 0-192 25-192 57v40c0 31 86 56 192 56 107 0 194-25 194-56v-40c0-32-87-57-194-57zM386 296v-200M663 340c71-8 121-29 121-52v-40c0 31-86 56-192 56-108 0-194-25-194-56v40c0 10 10 20 27 28 22-2 46-4 71-4 71 0 133 11 167 28zM398 208v111M592 112c-108 0-194 25-194 56v40c0 31 86 56 194 56 106 0 192-25 192-56v-40c0-31-86-56-192-56zM690 457v40c56-10 94-28 94-48v-40c0 20-38 38-94 48zM690 417c56-10 94-28 94-48v-41c0 20-38 39-94 49zM690 609v-200M784 409v-201">
            <text:p/>
          </draw:path>
        </draw:g>
        <draw:frame draw:style-name="gr6" draw:text-style-name="P2" draw:layer="layout" svg:width="1.429cm" svg:height="1.129cm" svg:x="10.601cm" svg:y="7.96cm">
          <draw:text-box>
            <text:p text:style-name="P3"><text:span text:style-name="T1">Money</text:span></text:p>
            <text:p text:style-name="P3"><text:span text:style-name="T1">Income</text:span></text:p>
          </draw:text-box>
        </draw:frame>
        <draw:g draw:style-name="gr1">
          <draw:path draw:style-name="gr2" draw:text-style-name="P1" draw:layer="layout" svg:width="1.157cm" svg:height="1.157cm" svg:x="1.5cm" svg:y="25.3cm" svg:viewBox="0 0 1158 1158" svg:d="M578 1158c-319 0-578-260-578-580 0-319 259-578 578-578 320 0 580 259 580 578 0 320-260 580-580 580z">
            <text:p/>
          </draw:path>
          <draw:path draw:style-name="gr5" draw:text-style-name="P2" draw:layer="layout" svg:width="1.157cm" svg:height="1.157cm" svg:x="1.5cm" svg:y="25.3cm" svg:viewBox="0 0 1158 1158" svg:d="M578 1158c-319 0-578-260-578-580 0-319 259-578 578-578 320 0 580 259 580 578 0 320-260 580-580 580z">
            <text:p/>
          </draw:path>
        </draw:g>
        <draw:polygon draw:style-name="gr7" draw:text-style-name="P4" draw:layer="layout" svg:width="0.405cm" svg:height="0.51cm" svg:x="1.963cm" svg:y="25.624cm" svg:viewBox="0 0 406 511" draw:points="0,511 406,255 0,0">
          <text:p/>
        </draw:polygon>
        <draw:frame draw:style-name="gr8" draw:text-style-name="P2" draw:layer="layout" svg:width="1.053cm" svg:height="0.706cm" svg:x="1.552cm" svg:y="26.457cm">
          <draw:text-box>
            <text:p text:style-name="P3"><text:span text:style-name="T1">Start</text:span></text:p>
          </draw:text-box>
        </draw:frame>
        <draw:g draw:style-name="gr1">
          <draw:path draw:style-name="gr2" draw:text-style-name="P1" draw:layer="layout" svg:width="1.25cm" svg:height="1.157cm" svg:x="16.875cm" svg:y="13.221cm" svg:viewBox="0 0 1251 1158" svg:d="M626 1158c-346 0-626-260-626-580 0-319 280-578 626-578 344 0 625 259 625 578 0 320-281 580-625 580z">
            <text:p/>
          </draw:path>
          <draw:path draw:style-name="gr5" draw:text-style-name="P2" draw:layer="layout" svg:width="1.25cm" svg:height="1.157cm" svg:x="16.875cm" svg:y="13.221cm" svg:viewBox="0 0 1251 1158" svg:d="M626 1158c-346 0-626-260-626-580 0-319 280-578 626-578 344 0 625 259 625 578 0 320-281 580-625 580z">
            <text:p/>
          </draw:path>
        </draw:g>
        <draw:polygon draw:style-name="gr7" draw:text-style-name="P4" draw:layer="layout" svg:width="0.55cm" svg:height="0.509cm" svg:x="17.225cm" svg:y="13.545cm" svg:viewBox="0 0 551 510" draw:points="0,510 551,510 551,0 0,0">
          <text:p/>
        </draw:polygon>
        <draw:frame draw:style-name="gr8" draw:text-style-name="P2" draw:layer="layout" svg:width="0.905cm" svg:height="0.706cm" svg:x="17.047cm" svg:y="14.379cm">
          <draw:text-box>
            <text:p text:style-name="P3"><text:span text:style-name="T1">End</text:span></text:p>
          </draw:text-box>
        </draw:frame>
        <draw:g draw:style-name="gr1">
          <draw:path draw:style-name="gr2" draw:text-style-name="P1" draw:layer="layout" svg:width="1.428cm" svg:height="1.7cm" svg:x="18.072cm" svg:y="6.409cm" svg:viewBox="0 0 1429 1701" svg:d="M681 1701l-2-416h-592c-48 0-87-37-87-82v-1121c0-46 39-82 87-82h1254c48 0 88 36 88 82v1121c0 45-40 82-88 82h-384z">
            <text:p/>
          </draw:path>
          <draw:path draw:style-name="gr5" draw:text-style-name="P2" draw:layer="layout" svg:width="1.428cm" svg:height="1.7cm" svg:x="18.072cm" svg:y="6.409cm" svg:viewBox="0 0 1429 1701" svg:d="M681 1701l-2-416h-592c-48 0-87-37-87-82v-1121c0-46 39-82 87-82h1254c48 0 88 36 88 82v1121c0 45-40 82-88 82h-384z">
            <text:p/>
          </draw:path>
        </draw:g>
        <draw:g draw:style-name="gr1">
          <draw:path draw:style-name="gr2" draw:text-style-name="P1" draw:layer="layout" svg:width="0.367cm" svg:height="0.828cm" svg:x="18.634cm" svg:y="6.634cm" svg:viewBox="0 0 368 829" svg:d="M243 559v-88c1-9 9-34 19-51l84-114c15-20 22-44 22-71v-152c0-54-29-83-83-83h-203c-53 0-82 29-82 83v146h139v-95c1-5 4-9 8-10h71c5 1 9 5 10 10v83c0 9-9 36-20 52l-4 7-77 104c-14 21-22 46-22 74v105zM246 829v-221h-144v221z">
            <text:p/>
          </draw:path>
          <draw:path draw:style-name="gr5" draw:text-style-name="P2" draw:layer="layout" svg:width="0.367cm" svg:height="0.828cm" svg:x="18.634cm" svg:y="6.634cm" svg:viewBox="0 0 368 829" svg:d="M243 559v-88c1-9 9-34 19-51l84-114c15-20 22-44 22-71v-152c0-54-29-83-83-83h-203c-53 0-82 29-82 83v146h139v-95c1-5 4-9 8-10h71c5 1 9 5 10 10v83c0 9-9 36-20 52l-4 7-77 104c-14 21-22 46-22 74v105zM246 829v-221h-144v221z">
            <text:p/>
          </draw:path>
        </draw:g>
        <draw:frame draw:style-name="gr8" draw:text-style-name="P2" draw:layer="layout" svg:width="1.532cm" svg:height="0.706cm" svg:x="18.02cm" svg:y="8.109cm">
          <draw:text-box>
            <text:p text:style-name="P3"><text:span text:style-name="T1">Request</text:span></text:p>
          </draw:text-box>
        </draw:frame>
        <draw:polyline draw:style-name="gr11" draw:text-style-name="P2" draw:layer="layout" svg:width="1.04cm" svg:height="0.023cm" svg:x="3.5cm" svg:y="19.582cm" svg:viewBox="0 0 1041 24" draw:points="0,24 374,24 374,0 1041,0">
          <text:p/>
        </draw:polyline>
        <draw:polyline draw:style-name="gr12" draw:text-style-name="P2" draw:layer="layout" svg:width="0.027cm" svg:height="0.824cm" svg:x="5cm" svg:y="18.082cm" svg:viewBox="0 0 28 825" draw:points="0,0 0,374 28,374 28,825">
          <text:p/>
        </draw:polyline>
        <draw:line draw:style-name="gr12" draw:text-style-name="P2" draw:layer="layout" svg:x1="5.027cm" svg:y1="20.257cm" svg:x2="5.027cm" svg:y2="21.081cm">
          <text:p/>
        </draw:line>
        <draw:polyline draw:style-name="gr12" draw:text-style-name="P2" draw:layer="layout" svg:width="0.001cm" svg:height="0.824cm" svg:x="6.97cm" svg:y="18.082cm" svg:viewBox="0 0 2 825" draw:points="0,0 0,374 2,374 2,825">
          <text:p/>
        </draw:polyline>
        <draw:line draw:style-name="gr12" draw:text-style-name="P2" draw:layer="layout" svg:x1="6.971cm" svg:y1="20.257cm" svg:x2="6.971cm" svg:y2="21.081cm">
          <text:p/>
        </draw:line>
        <draw:line draw:style-name="gr11" draw:text-style-name="P2" draw:layer="layout" svg:x1="7.457cm" svg:y1="19.582cm" svg:x2="8.749cm" svg:y2="19.582cm">
          <text:p/>
        </draw:line>
        <draw:line draw:style-name="gr13" draw:text-style-name="P2" draw:layer="layout" svg:x1="5.514cm" svg:y1="19.582cm" svg:x2="6.485cm" svg:y2="19.582cm">
          <text:p/>
        </draw:line>
        <draw:polyline draw:style-name="gr14" draw:text-style-name="P2" draw:layer="layout" svg:width="3.088cm" svg:height="2.689cm" svg:x="2.912cm" svg:y="13.611cm" svg:viewBox="0 0 3089 2690" draw:points="3089,2690 3089,0 0,0">
          <text:p/>
        </draw:polyline>
        <draw:polyline draw:style-name="gr5" draw:text-style-name="P2" draw:layer="layout" svg:width="0.581cm" svg:height="2.641cm" svg:x="2cm" svg:y="10.281cm" svg:viewBox="0 0 582 2642" draw:points="582,2642 582,1300 0,1300 0,0 250,0">
          <text:p/>
        </draw:polyline>
        <draw:line draw:style-name="gr12" draw:text-style-name="P2" draw:layer="layout" svg:x1="4.75cm" svg:y1="10.281cm" svg:x2="5.249cm" svg:y2="10.281cm">
          <text:p/>
        </draw:line>
        <draw:line draw:style-name="gr12" draw:text-style-name="P2" draw:layer="layout" svg:x1="7.75cm" svg:y1="10.281cm" svg:x2="9.021cm" svg:y2="10.281cm">
          <text:p/>
        </draw:line>
        <draw:polyline draw:style-name="gr5" draw:text-style-name="P2" draw:layer="layout" svg:width="0.717cm" svg:height="0.011cm" svg:x="10.031cm" svg:y="10.271cm" svg:viewBox="0 0 718 12" draw:points="0,12 375,12 375,0 718,0">
          <text:p/>
        </draw:polyline>
        <draw:polyline draw:style-name="gr13" draw:text-style-name="P2" draw:layer="layout" svg:width="0.976cm" svg:height="2.325cm" svg:x="10.487cm" svg:y="7.271cm" svg:viewBox="0 0 977 2326" draw:points="977,2326 977,1862 0,1862 0,0 250,0">
          <text:p/>
        </draw:polyline>
        <draw:polyline draw:style-name="gr15" draw:text-style-name="P2" draw:layer="layout" svg:width="0.749cm" svg:height="0.014cm" svg:x="11.894cm" svg:y="7.271cm" svg:viewBox="0 0 750 15" draw:points="0,0 374,0 374,15 750,15">
          <text:p/>
        </draw:polyline>
        <draw:polyline draw:style-name="gr16" draw:text-style-name="P2" draw:layer="layout" svg:width="0.749cm" svg:height="0.026cm" svg:x="15.144cm" svg:y="7.259cm" svg:viewBox="0 0 750 27" draw:points="0,27 374,27 374,0 750,0">
          <text:p/>
        </draw:polyline>
        <draw:line draw:style-name="gr15" draw:text-style-name="P2" draw:layer="layout" svg:x1="17.322cm" svg:y1="7.259cm" svg:x2="18.071cm" svg:y2="7.259cm">
          <text:p/>
        </draw:line>
        <draw:polyline draw:style-name="gr11" draw:text-style-name="P2" draw:layer="layout" svg:width="1.98cm" svg:height="2.923cm" svg:x="17.991cm" svg:y="7.259cm" svg:viewBox="0 0 1981 2924" draw:points="1511,0 1981,0 1981,2924 0,2924">
          <text:p/>
        </draw:polyline>
        <draw:line draw:style-name="gr17" draw:text-style-name="P2" draw:layer="layout" svg:x1="17.5cm" svg:y1="10.906cm" svg:x2="17.5cm" svg:y2="13.22cm">
          <text:p/>
        </draw:line>
        <draw:polyline draw:style-name="gr17" draw:text-style-name="P2" draw:layer="layout" svg:width="3.922cm" svg:height="2.1cm" svg:x="2.078cm" svg:y="23.2cm" svg:viewBox="0 0 3923 2101" draw:points="0,2101 0,1726 3923,1726 3923,0">
          <text:p/>
        </draw:polyline>
        <draw:frame draw:style-name="gr18" draw:text-style-name="P7" draw:layer="layout" svg:width="19.5cm" svg:height="4.615cm" svg:x="0.75cm" svg:y="0.385cm">
          <draw:text-box>
            <text:p text:style-name="P6"><text:span text:style-name="T3">Publishing Software by a Compa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onsolas" svg:font-family="Consolas" style:font-family-generic="modern" style:font-pitch="fixed"/>
    <style:font-face style:name="Franklin Gothic Medium" svg:font-family="'Franklin Gothic Medium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arker_5f_0" draw:display-name="Marker_0" svg:viewBox="0 0 20 10" svg:d="M10 0l-10 10h20z"/>
    <draw:marker draw:name="Marker_5f_1" draw:display-name="Marker_1" svg:viewBox="0 0 3000 3000" svg:d="M1500 0l1500 1789v211h-114l-1286-1543v2543h-200v-2543l-1286 1543h-114v-211z"/>
    <draw:marker draw:name="Marker_5f_2" draw:display-name="Marker_2" svg:viewBox="0 0 20 20" svg:d="M10 0l-10 20h20z"/>
    <draw:stroke-dash draw:name="Dash_5f_0" draw:display-name="Dash_0" draw:style="round" draw:dots1="1" draw:dots1-length="1400%" draw:dots2="2" draw:dots2-length="600%" draw:distance="200%"/>
    <draw:stroke-dash draw:name="Dash_5f_1" draw:display-name="Dash_1" draw:style="round" draw:dots1="1" draw:dots1-length="200%" draw:dots2="1" draw:dots2-length="200%" draw:distance="200%"/>
    <draw:stroke-dash draw:name="Dash_5f_2" draw:display-name="Dash_2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4T23:34:26.265371700</dc:date>
    <dc:language>es-AR</dc:language>
    <meta:creation-date>2020-01-22T14:09:43Z</meta:creation-date>
    <meta:initial-creator>worker</meta:initial-creator>
    <meta:generator>LibreOffice/25.8.3.2$Windows_X86_64 LibreOffice_project/8ca8d55c161d602844f5428fa4b58097424e324e</meta:generator>
    <meta:editing-duration>PT19M8S</meta:editing-duration>
    <meta:editing-cycles>3</meta:editing-cycles>
    <meta:document-statistic meta:object-count="188"/>
  </office:meta>
</office:document-meta>
</file>